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Text_20_body">
      <style:text-properties style:font-name="Arial"/>
    </style:style>
    <style:style style:name="P4" style:family="paragraph" style:parent-style-name="Text_20_body">
      <style:paragraph-properties fo:margin-left="0cm" fo:margin-right="0cm" fo:orphans="2" fo:widows="2" fo:text-indent="0cm" style:auto-text-indent="false"/>
      <style:text-properties style:font-name="Arial"/>
    </style:style>
    <style:style style:name="T1" style:family="text">
      <style:text-properties fo:font-weight="bold" style:font-weight-asian="bold" style:font-weight-complex="bold"/>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fo:font-size="12pt" fo:letter-spacing="normal" fo:font-style="normal" style:font-size-asian="12pt" style:font-size-complex="12pt"/>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2">Confidentiality: Keeping data secure</text:span></text:span></text:p>
      <text:p text:style-name="P1"><text:span text:style-name="T1">Vertraulichkeit:</text:span> Datenschutz bezieht sich auf die Privatsphäre der Daten einer Organisation. Vertraulichkeit bezieht sich in der Praxis auf die Einschränkung des Datenzugriffs, so dass nur autorisierte Personen diese sehen oder bearbeiten können. Es liegt in der Verantwortung jedes Unternehmens, unabhängig von der Branche, seine Daten und die Daten seiner Kunden aus den Händen derer zu halten, die sie missbrauchen könnten.</text:p>
      <text:p text:style-name="P1"/>
      <text:p text:style-name="P4"><text:span text:style-name="Strong_20_Emphasis"><text:span text:style-name="T2">Integrity: Keeping data clean</text:span></text:span></text:p>
      <text:p text:style-name="P1"><text:span text:style-name="T1">Integrität:</text:span> Speichern von Daten saubere Daten, die absichtlich oder unbeabsichtigt manipuliert wurden, kann für Organisationen viele Probleme verursachen. Wenn es um Datenintegrität geht, geht es darum, sie rein und unangetastet zu halten, sowohl während sie eingereicht wird, als auch während sie gespeichert wird. Dies bedeutet, dass nur diejenigen, die zur Bearbeitung von Daten berechtigt sind, dazu in der Lage sind. Beispielsweise müssen Informationen auf der Website eines Unternehmens genau sein, einschließlich Preisangaben, Beschreibungen und Speicherzeiten.</text:p>
      <text:p text:style-name="P1"/>
      <text:p text:style-name="P4"><text:span text:style-name="Strong_20_Emphasis"><text:span text:style-name="T2">Availability: Keeping data accessible</text:span></text:span></text:p>
      <text:p text:style-name="P1"><text:span text:style-name="T1">Verfügbarkeit:</text:span> Die Verfügbarkeit von Daten bezieht sich auf die Fähigkeit eines Benutzers, auf Daten zuzugreifen, wenn sie benötigt werden, nicht zu verwechseln mit Vertraulichkeit, was darauf hindeutet, dass nur diejenigen, die zum Zugriff auf Daten berechtigt sind. Um die Verfügbarkeit zu gewährleisten, müssen Sie sicherstellen, dass Netzwerke und Anwendungen korrekt funktionieren, dass die Produktivität der Sicherheitsprotokolle nicht eingeschränkt wird und dass im Falle eines Problems eine Ressource verfügbar ist.</text:p>
      <text:p text:style-name="P1"/>
      <text:p text:style-name="P1">Es ist wichtig zu verstehen, was Privatsphäre, Anonymität und Pseudohymne bedeuten und wie sie sich unterscheiden.<text:span text:style-name="T1"> </text:span></text:p>
      <text:p text:style-name="P1"><text:span text:style-name="T1"/></text:p>
      <text:p text:style-name="P1"><text:span text:style-name="Strong_20_Emphasis"><text:span text:style-name="T3">Privacy</text:span></text:span></text:p>
      <text:p text:style-name="P1"><text:span text:style-name="T1">Datenschutz</text:span> bedeutet, dass niemand sehen kann, was Sie tun, aber sie könnten herausfinden, wer Sie sind. Der Schutz personenbezogener Daten, die Wahrung der Vertraulichkeit und der Schutz von Geheimnissen sind mit der Privatsphäre verbunden. In Ihrem eigenen Haus zum Beispiel haben Sie Privatsphäre, weil niemand weiß, was Sie dort tun, aber Sie sind nicht anonym, weil Leute wissen, wo Sie leben, wo Sie leben, Sie wissen, wo Sie leben.</text:p>
      <text:p text:style-name="P1"/>
      <text:p text:style-name="P3"><text:span text:style-name="Strong_20_Emphasis"><text:span text:style-name="T4">Anonymity</text:span></text:span></text:p>
      <text:p text:style-name="P1"><text:span text:style-name="T1">Anonymität </text:span>bezieht sich auf die Bedingung, in der niemand weiß, wer du bist, aber sie könnten herausfinden, was du tust. Es trennt Ihre Aktionen und Aktivitäten von Ihrer Identität. Sie erreichen Anonymität, wenn von allen potenziellen Personen in einer bestimmten Situation die gleiche Chance besteht, dass es jeder sein könnte. Anonymität bedeutet also, in Ihren Handlungen namenlos und rahmenlos zu sein. Wenn Sie zum Beispiel ein virtuelles privates Netzwerk (PN) benutzen, um auf eine Website zuzugreifen, erhalten Sie Ihre Anonymität, aber wenn Sie einen Beitrag von Ihrem eigenen Konto einsenden, verlieren Sie ihn (wir decken Vs später im Bootcamp).</text:p>
      <text:p text:style-name="P1"/>
      <text:p text:style-name="P4"><text:span text:style-name="Strong_20_Emphasis"><text:span text:style-name="T2">Pseudonymity</text:span></text:span></text:p>
      <text:p text:style-name="P1"><text:span text:style-name="T1">Pseudonymität </text:span>ist die Verwendung eines Pseudonyms zur Identifikation, das nicht der eigentliche Name der Person ist. Infolgedessen kann ein Nutzer durch sein Pseudonym identifiziert werden, bleibt aber hinsichtlich seiner wahren Identität anonym. Ein häufiges Beispiel ist die Verwendung eines Alias für soziale Medien oder eines Online-Forums. Ein Gegner kann immer noch Beiträge und Verhaltensweisen mit diesem Alias verbinden, aber sie wissen nicht, wer e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79cm" fo:margin-bottom="1.997cm" fo:margin-left="1.164cm" fo:margin-right="0.94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59S</meta:editing-duration>
    <meta:editing-cycles>3</meta:editing-cycles>
    <meta:generator>OpenOffice/4.1.14$Win32 OpenOffice.org_project/4114m1$Build-9811</meta:generator>
    <dc:date>2023-11-22T15:28:31.27</dc:date>
    <meta:document-statistic meta:table-count="0" meta:image-count="0" meta:object-count="0" meta:page-count="1" meta:paragraph-count="13" meta:word-count="468" meta:character-count="3327"/>
    <dc:creator>kaos sevdalisi</dc:creator>
    <meta:user-defined meta:name="Info 1"/>
    <meta:user-defined meta:name="Info 2"/>
    <meta:user-defined meta:name="Info 3"/>
    <meta:user-defined meta:name="Info 4"/>
  </office:meta>
</office:document-meta>
</file>